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_2b__20_1_20_column-outline1" style:list-style-name="L4">
      <style:graphic-properties draw:stroke="none" svg:stroke-width="0cm" draw:fill="none" draw:textarea-vertical-align="top" draw:auto-grow-height="true" draw:fit-to-size="false" fo:min-height="11.056cm" fo:padding-top="0cm" fo:padding-bottom="0cm" fo:padding-left="0cm" fo:padding-right="0cm" fo:wrap-option="no-wrap"/>
    </style:style>
    <style:style style:name="pr3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Title_20__2b__20_1_20_colum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Estructura de control: Alternativas</text:span></text:p>
          </draw:text-box>
        </draw:frame>
        <draw:frame draw:name="Shape 91" presentation:style-name="pr2" draw:text-style-name="P3" draw:layer="layout" svg:width="16.272cm" svg:height="11.056cm" svg:x="2.328cm" svg:y="4.18cm" presentation:class="outline" presentation:user-transformed="true">
          <draw:text-box>
            <text:p text:style-name="P2"><text:span text:style-name="T2"/></text:p>
            <text:list text:style-name="L3">
              <text:list-header>
                <text:p text:style-name="P2"><text:span text:style-name="T2"/></text:p>
              </text:list-header>
              <text:list-item>
                <text:p text:style-name="P2"><text:span text:style-name="T2">Alternativas simples</text:span></text:p>
              </text:list-item>
              <text:list-item>
                <text:p text:style-name="P2"><text:span text:style-name="T2">Alternativas dobles</text:span></text:p>
              </text:list-item>
              <text:list-item>
                <text:p text:style-name="P2"><text:span text:style-name="T2">Alternativas múltiples</text:span></text:p>
              </text:list-item>
              <text:list-item>
                <text:p text:style-name="P2"><text:span text:style-name="T2">Expresión reducida del if </text:span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</text:list-item>
            </text:list>
            <text:p text:style-name="P2"><text:span text:style-name="T2"/></text:p>
            <text:p text:style-name="P2"><text:span text:style-name="T3"/></text:p>
          </draw:text-box>
        </draw:frame>
        <presentation:notes draw:style-name="dp2">
          <draw:page-thumbnail draw:name="Shape 87" draw:style-name="gr1" draw:layer="layout" svg:width="16.933cm" svg:height="9.524cm" svg:x="1.059cm" svg:y="1.905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dc:date>2017-03-27T15:51:15.592366608</dc:date>
    <meta:editing-duration>PT47M9S</meta:editing-duration>
    <meta:editing-cycles>19</meta:editing-cycles>
    <meta:document-statistic meta:object-count="134"/>
  </office:meta>
</office:document-meta>
</file>